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9398" calcext:value-type="float">
            <text:p>0.00049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2901" calcext:value-type="float">
            <text:p>0.000529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6675" calcext:value-type="float">
            <text:p>0.00056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60742" calcext:value-type="float">
            <text:p>0.00060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5126" calcext:value-type="float">
            <text:p>0.000651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69854" calcext:value-type="float">
            <text:p>0.000698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74955" calcext:value-type="float">
            <text:p>0.000749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80459" calcext:value-type="float">
            <text:p>0.00080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86402" calcext:value-type="float">
            <text:p>0.000864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282" calcext:value-type="float">
            <text:p>0.0009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99753" calcext:value-type="float">
            <text:p>0.00099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247" calcext:value-type="float">
            <text:p>0.00107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15348" calcext:value-type="float">
            <text:p>0.001153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2411" calcext:value-type="float">
            <text:p>0.0012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3359" calcext:value-type="float">
            <text:p>0.00133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43849" calcext:value-type="float">
            <text:p>0.00143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54957" calcext:value-type="float">
            <text:p>0.001549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66987" calcext:value-type="float">
            <text:p>0.00166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8002" calcext:value-type="float">
            <text:p>0.0018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4146" calcext:value-type="float">
            <text:p>0.00194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0946" calcext:value-type="float">
            <text:p>0.00209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26069" calcext:value-type="float">
            <text:p>0.002260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44088" calcext:value-type="float">
            <text:p>0.00244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63644" calcext:value-type="float">
            <text:p>0.00263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84873" calcext:value-type="float">
            <text:p>0.002848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07928" calcext:value-type="float">
            <text:p>0.003079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32972" calcext:value-type="float">
            <text:p>0.00332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60188" calcext:value-type="float">
            <text:p>0.003601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9771" calcext:value-type="float">
            <text:p>0.00389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21937" calcext:value-type="float">
            <text:p>0.004219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56924" calcext:value-type="float">
            <text:p>0.004569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94988" calcext:value-type="float">
            <text:p>0.004949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36414" calcext:value-type="float">
            <text:p>0.00536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8151" calcext:value-type="float">
            <text:p>0.0058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630615" calcext:value-type="float">
            <text:p>0.00630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4099" calcext:value-type="float">
            <text:p>0.006840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42367" calcext:value-type="float">
            <text:p>0.007423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05865" calcext:value-type="float">
            <text:p>0.008058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875075" calcext:value-type="float">
            <text:p>0.008750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5053" calcext:value-type="float">
            <text:p>0.0095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03281" calcext:value-type="float">
            <text:p>0.0103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22549" calcext:value-type="float">
            <text:p>0.011225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220442" calcext:value-type="float">
            <text:p>0.012204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27246" calcext:value-type="float">
            <text:p>0.013272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443791" calcext:value-type="float">
            <text:p>0.014437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570981" calcext:value-type="float">
            <text:p>0.015709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09802" calcext:value-type="float">
            <text:p>0.017098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61332" calcext:value-type="float">
            <text:p>0.018613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026743" calcext:value-type="float">
            <text:p>0.020267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07314" calcext:value-type="float">
            <text:p>0.022073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404434" calcext:value-type="float">
            <text:p>0.024044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619614" calcext:value-type="float">
            <text:p>0.026196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854496" calcext:value-type="float">
            <text:p>0.028544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110856" calcext:value-type="float">
            <text:p>0.031108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90622" calcext:value-type="float">
            <text:p>0.033906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695872" calcext:value-type="float">
            <text:p>0.036958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028853" calcext:value-type="float">
            <text:p>0.040288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391978" calcext:value-type="float">
            <text:p>0.043919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787843" calcext:value-type="float">
            <text:p>0.047878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19223" calcext:value-type="float">
            <text:p>0.052192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689084" calcext:value-type="float">
            <text:p>0.056890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200577" calcext:value-type="float">
            <text:p>0.062005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757042" calcext:value-type="float">
            <text:p>0.067570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362" calcext:value-type="float">
            <text:p>0.073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019146" calcext:value-type="float">
            <text:p>0.080191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732329" calcext:value-type="float">
            <text:p>0.087323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505537" calcext:value-type="float">
            <text:p>0.095055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342865" calcext:value-type="float">
            <text:p>0.10342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248477" calcext:value-type="float">
            <text:p>0.11248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226565" calcext:value-type="float">
            <text:p>0.122265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281286" calcext:value-type="float">
            <text:p>0.132812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44167" calcext:value-type="float">
            <text:p>0.1441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636686" calcext:value-type="float">
            <text:p>0.156366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6944853" calcext:value-type="float">
            <text:p>0.169448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344441" calcext:value-type="float">
            <text:p>0.183444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98382" calcext:value-type="float">
            <text:p>0.198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428276" calcext:value-type="float">
            <text:p>0.21428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116079" calcext:value-type="float">
            <text:p>0.231160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4902154" calcext:value-type="float">
            <text:p>0.24902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786053" calcext:value-type="float">
            <text:p>0.267860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8766213" calcext:value-type="float">
            <text:p>0.287662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839852" calcext:value-type="float">
            <text:p>0.308398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002878" calcext:value-type="float">
            <text:p>0.330028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249836" calcext:value-type="float">
            <text:p>0.352498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573883" calcext:value-type="float">
            <text:p>0.375738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966801" calcext:value-type="float">
            <text:p>0.399668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2419062" calcext:value-type="float">
            <text:p>0.424190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4919932" calcext:value-type="float">
            <text:p>0.449199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7457632" calcext:value-type="float">
            <text:p>0.474576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001953" calcext:value-type="float">
            <text:p>0.50019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2592378" calcext:value-type="float">
            <text:p>0.52592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01:33.223000000</dc:date>
    <meta:editing-duration>PT2M49S</meta:editing-duration>
    <meta:editing-cycles>3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